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4.01pt" style:use-optimal-column-width="true"/>
    </style:style>
    <style:style style:name="ACOL-2" style:family="table-column"/>
    <style:style style:name="AROW-1" style:family="table-row">
      <style:table-row-properties style:row-height="12.81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default-cell-style-name="ACE-1" table:style-name="ACOL-1"/>
        <table:table-column table:style-name="ACOL-1" table:number-columns-repeated="9"/>
        <table:table-column table:style-name="ACOL-0" table:number-columns-repeated="118"/>
        <table:table-row table:style-name="AROW-1">
          <table:table-cell table:style-name="ACE-0" office:value-type="string">
            <text:p>Data</text:p>
          </table:table-cell>
          <table:table-cell table:style-name="Gnumeric-default" office:value-type="string">
            <text:p>WeekDay</text:p>
          </table:table-cell>
          <table:table-cell table:style-name="Gnumeric-default" office:value-type="string">
            <text:p>Month</text:p>
          </table:table-cell>
          <table:table-cell table:number-columns-repeated="125" table:style-name="Gnumeric-default"/>
        </table:table-row>
        <table:table-row table:style-name="AROW-1">
          <table:table-cell table:style-name="ACE-1" office:value-type="date" office:date-value="2003-11-26">
            <text:p>26/11/2003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4-07-20">
            <text:p>20/07/2004</text:p>
          </table:table-cell>
          <table:table-cell table:number-columns-repeated="5" table:style-name="Gnumeric-default"/>
          <table:table-cell table:number-columns-spanned="3" table:number-rows-spanned="2" table:style-name="ACE-4" office:value-type="string">
            <text:p>TAULA DE FREQÜÈNCIES</text:p>
          </table:table-cell>
          <table:covered-table-cell table:number-columns-repeated="2"/>
          <table:table-cell table:number-columns-repeated="119" table:style-name="Gnumeric-default"/>
        </table:table-row>
        <table:table-row table:style-name="AROW-1">
          <table:table-cell table:style-name="ACE-1" office:value-type="date" office:date-value="2004-05-26">
            <text:p>26/05/2004</text:p>
          </table:table-cell>
          <table:table-cell table:number-columns-repeated="5" table:style-name="Gnumeric-default"/>
          <table:covered-table-cell table:number-columns-repeated="3"/>
          <table:table-cell table:number-columns-repeated="119" table:style-name="Gnumeric-default"/>
        </table:table-row>
        <table:table-row table:style-name="AROW-1">
          <table:table-cell table:style-name="ACE-1" office:value-type="date" office:date-value="2004-09-20">
            <text:p>20/09/2004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4-11-09">
            <text:p>09/11/2004</text:p>
          </table:table-cell>
          <table:table-cell table:number-columns-repeated="5" table:style-name="Gnumeric-default"/>
          <table:table-cell table:style-name="ACE-5" office:value-type="string">
            <text:p>Dia</text:p>
          </table:table-cell>
          <table:table-cell table:style-name="ACE-5" office:value-type="string">
            <text:p>fi</text:p>
          </table:table-cell>
          <table:table-cell table:style-name="ACE-5" office:value-type="string">
            <text:p>fri</text:p>
          </table:table-cell>
          <table:table-cell table:style-name="ACE-5" office:value-type="string">
            <text:p>%i</text:p>
          </table:table-cell>
          <table:table-cell table:number-columns-repeated="118" table:style-name="Gnumeric-default"/>
        </table:table-row>
        <table:table-row table:style-name="AROW-1">
          <table:table-cell table:style-name="ACE-1" office:value-type="date" office:date-value="2004-07-31">
            <text:p>31/07/2004</text:p>
          </table:table-cell>
          <table:table-cell table:number-columns-repeated="4" table:style-name="Gnumeric-default"/>
          <table:table-cell table:style-name="Gnumeric-default" office:value-type="string">
            <text:p>Dilluns</text:p>
          </table:table-cell>
          <table:table-cell table:style-name="Gnumeric-default" office:value-type="float" office:value="1">
            <text:p>1</text:p>
          </table:table-cell>
          <table:table-cell table:style-name="Gnumeric-default"/>
          <table:table-cell table:number-columns-repeated="2" table:style-name="ACE-3"/>
          <table:table-cell table:number-columns-repeated="118" table:style-name="Gnumeric-default"/>
        </table:table-row>
        <table:table-row table:style-name="AROW-1">
          <table:table-cell table:style-name="ACE-1" office:value-type="date" office:date-value="2004-12-01">
            <text:p>01/12/2004</text:p>
          </table:table-cell>
          <table:table-cell table:number-columns-repeated="4" table:style-name="Gnumeric-default"/>
          <table:table-cell table:style-name="Gnumeric-default" office:value-type="string">
            <text:p>Dimarts</text:p>
          </table:table-cell>
          <table:table-cell table:style-name="Gnumeric-default" office:value-type="float" office:value="2">
            <text:p>2</text:p>
          </table:table-cell>
          <table:table-cell table:style-name="Gnumeric-default"/>
          <table:table-cell table:number-columns-repeated="2" table:style-name="ACE-3"/>
          <table:table-cell table:number-columns-repeated="118" table:style-name="Gnumeric-default"/>
        </table:table-row>
        <table:table-row table:style-name="AROW-1">
          <table:table-cell table:style-name="ACE-1" office:value-type="date" office:date-value="2004-06-03">
            <text:p>03/06/2004</text:p>
          </table:table-cell>
          <table:table-cell table:number-columns-repeated="4" table:style-name="Gnumeric-default"/>
          <table:table-cell table:style-name="Gnumeric-default" office:value-type="string">
            <text:p>Dimecres</text:p>
          </table:table-cell>
          <table:table-cell table:style-name="Gnumeric-default" office:value-type="float" office:value="3">
            <text:p>3</text:p>
          </table:table-cell>
          <table:table-cell table:style-name="Gnumeric-default"/>
          <table:table-cell table:number-columns-repeated="2" table:style-name="ACE-3"/>
          <table:table-cell table:number-columns-repeated="118" table:style-name="Gnumeric-default"/>
        </table:table-row>
        <table:table-row table:style-name="AROW-1">
          <table:table-cell table:style-name="ACE-1" office:value-type="date" office:date-value="2004-01-12">
            <text:p>12/01/2004</text:p>
          </table:table-cell>
          <table:table-cell table:number-columns-repeated="4" table:style-name="Gnumeric-default"/>
          <table:table-cell table:style-name="Gnumeric-default" office:value-type="string">
            <text:p>Dijous</text:p>
          </table:table-cell>
          <table:table-cell table:style-name="Gnumeric-default" office:value-type="float" office:value="4">
            <text:p>4</text:p>
          </table:table-cell>
          <table:table-cell table:style-name="Gnumeric-default"/>
          <table:table-cell table:number-columns-repeated="2" table:style-name="ACE-3"/>
          <table:table-cell table:number-columns-repeated="118" table:style-name="Gnumeric-default"/>
        </table:table-row>
        <table:table-row table:style-name="AROW-1">
          <table:table-cell table:style-name="ACE-1" office:value-type="date" office:date-value="2004-08-21">
            <text:p>21/08/2004</text:p>
          </table:table-cell>
          <table:table-cell table:number-columns-repeated="4" table:style-name="Gnumeric-default"/>
          <table:table-cell table:style-name="Gnumeric-default" office:value-type="string">
            <text:p>Divendres</text:p>
          </table:table-cell>
          <table:table-cell table:style-name="Gnumeric-default" office:value-type="float" office:value="5">
            <text:p>5</text:p>
          </table:table-cell>
          <table:table-cell table:style-name="Gnumeric-default"/>
          <table:table-cell table:number-columns-repeated="2" table:style-name="ACE-3"/>
          <table:table-cell table:number-columns-repeated="118" table:style-name="Gnumeric-default"/>
        </table:table-row>
        <table:table-row table:style-name="AROW-1">
          <table:table-cell table:style-name="ACE-1" office:value-type="date" office:date-value="2003-06-16">
            <text:p>16/06/2003</text:p>
          </table:table-cell>
          <table:table-cell table:number-columns-repeated="4" table:style-name="Gnumeric-default"/>
          <table:table-cell table:style-name="Gnumeric-default" office:value-type="string">
            <text:p>Dissabte</text:p>
          </table:table-cell>
          <table:table-cell table:style-name="Gnumeric-default" office:value-type="float" office:value="6">
            <text:p>6</text:p>
          </table:table-cell>
          <table:table-cell table:style-name="Gnumeric-default"/>
          <table:table-cell table:number-columns-repeated="2" table:style-name="ACE-3"/>
          <table:table-cell table:number-columns-repeated="118" table:style-name="Gnumeric-default"/>
        </table:table-row>
        <table:table-row table:style-name="AROW-1">
          <table:table-cell table:style-name="ACE-1" office:value-type="date" office:date-value="2005-10-20">
            <text:p>20/10/2005</text:p>
          </table:table-cell>
          <table:table-cell table:number-columns-repeated="4" table:style-name="Gnumeric-default"/>
          <table:table-cell table:style-name="Gnumeric-default" office:value-type="string">
            <text:p>Diumenge</text:p>
          </table:table-cell>
          <table:table-cell table:style-name="Gnumeric-default" office:value-type="float" office:value="7">
            <text:p>7</text:p>
          </table:table-cell>
          <table:table-cell table:style-name="Gnumeric-default"/>
          <table:table-cell table:number-columns-repeated="2" table:style-name="ACE-3"/>
          <table:table-cell table:number-columns-repeated="118" table:style-name="Gnumeric-default"/>
        </table:table-row>
        <table:table-row table:style-name="AROW-1">
          <table:table-cell table:style-name="ACE-1" office:value-type="date" office:date-value="2005-01-04">
            <text:p>04/01/2005</text:p>
          </table:table-cell>
          <table:table-cell table:number-columns-repeated="5" table:style-name="Gnumeric-default"/>
          <table:table-cell table:style-name="Gnumeric-default" office:value-type="string">
            <text:p>total</text:p>
          </table:table-cell>
          <table:table-cell table:style-name="Gnumeric-default" table:formula="of:=SUM([.H7:.H13])" office:value-type="float" office:value="0">
            <text:p>0</text:p>
          </table:table-cell>
          <table:table-cell table:style-name="Gnumeric-default" table:formula="of:=SUM([.I7:.I13])" office:value-type="float" office:value="0">
            <text:p>0</text:p>
          </table:table-cell>
          <table:table-cell table:style-name="Gnumeric-default" table:formula="of:=SUM([.J7:.J13])" office:value-type="float" office:value="0">
            <text:p>0</text:p>
          </table:table-cell>
          <table:table-cell table:number-columns-repeated="118" table:style-name="Gnumeric-default"/>
        </table:table-row>
        <table:table-row table:style-name="AROW-1">
          <table:table-cell table:style-name="ACE-1" office:value-type="date" office:date-value="2005-03-31">
            <text:p>31/03/2005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5-02-08">
            <text:p>08/02/2005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5-06-04">
            <text:p>04/06/2005</text:p>
          </table:table-cell>
          <table:table-cell table:number-columns-repeated="5" table:style-name="Gnumeric-default"/>
          <table:table-cell table:style-name="Gnumeric-default" office:value-type="string">
            <text:p>Mes</text:p>
          </table:table-cell>
          <table:table-cell table:style-name="Gnumeric-default" office:value-type="string">
            <text:p>fi</text:p>
          </table:table-cell>
          <table:table-cell table:style-name="Gnumeric-default" office:value-type="string">
            <text:p>fri</text:p>
          </table:table-cell>
          <table:table-cell table:style-name="Gnumeric-default" office:value-type="string">
            <text:p>%i</text:p>
          </table:table-cell>
          <table:table-cell table:number-columns-repeated="118" table:style-name="Gnumeric-default"/>
        </table:table-row>
        <table:table-row table:style-name="AROW-1">
          <table:table-cell table:style-name="ACE-1" office:value-type="date" office:date-value="2005-07-14">
            <text:p>14/07/2005</text:p>
          </table:table-cell>
          <table:table-cell table:number-columns-repeated="5" table:style-name="Gnumeric-default"/>
          <table:table-cell table:style-name="Gnumeric-default" office:value-type="float" office:value="1">
            <text:p>1</text:p>
          </table:table-cell>
          <table:table-cell table:style-name="Gnumeric-default"/>
          <table:table-cell table:number-columns-repeated="2" table:style-name="ACE-3"/>
          <table:table-cell table:number-columns-repeated="118" table:style-name="Gnumeric-default"/>
        </table:table-row>
        <table:table-row table:style-name="AROW-1">
          <table:table-cell table:style-name="ACE-1" office:value-type="date" office:date-value="2005-03-23">
            <text:p>23/03/2005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/>
          <table:table-cell table:number-columns-repeated="2" table:style-name="ACE-3"/>
          <table:table-cell table:number-columns-repeated="118" table:style-name="Gnumeric-default"/>
        </table:table-row>
        <table:table-row table:style-name="AROW-1">
          <table:table-cell table:style-name="ACE-1" office:value-type="date" office:date-value="2004-01-03">
            <text:p>03/01/2004</text:p>
          </table:table-cell>
          <table:table-cell table:number-columns-repeated="5" table:style-name="Gnumeric-default"/>
          <table:table-cell table:style-name="Gnumeric-default" office:value-type="float" office:value="3">
            <text:p>3</text:p>
          </table:table-cell>
          <table:table-cell table:style-name="Gnumeric-default"/>
          <table:table-cell table:number-columns-repeated="2" table:style-name="ACE-3"/>
          <table:table-cell table:number-columns-repeated="118" table:style-name="Gnumeric-default"/>
        </table:table-row>
        <table:table-row table:style-name="AROW-1">
          <table:table-cell table:style-name="ACE-1" office:value-type="date" office:date-value="2004-01-03">
            <text:p>03/01/2004</text:p>
          </table:table-cell>
          <table:table-cell table:number-columns-repeated="5" table:style-name="Gnumeric-default"/>
          <table:table-cell table:style-name="Gnumeric-default" office:value-type="float" office:value="4">
            <text:p>4</text:p>
          </table:table-cell>
          <table:table-cell table:style-name="Gnumeric-default"/>
          <table:table-cell table:number-columns-repeated="2" table:style-name="ACE-3"/>
          <table:table-cell table:number-columns-repeated="118" table:style-name="Gnumeric-default"/>
        </table:table-row>
        <table:table-row table:style-name="AROW-1">
          <table:table-cell table:style-name="ACE-1" office:value-type="date" office:date-value="2003-11-28">
            <text:p>28/11/2003</text:p>
          </table:table-cell>
          <table:table-cell table:number-columns-repeated="5" table:style-name="Gnumeric-default"/>
          <table:table-cell table:style-name="Gnumeric-default" office:value-type="float" office:value="5">
            <text:p>5</text:p>
          </table:table-cell>
          <table:table-cell table:style-name="Gnumeric-default"/>
          <table:table-cell table:number-columns-repeated="2" table:style-name="ACE-3"/>
          <table:table-cell table:number-columns-repeated="118" table:style-name="Gnumeric-default"/>
        </table:table-row>
        <table:table-row table:style-name="AROW-1">
          <table:table-cell table:style-name="ACE-1" office:value-type="date" office:date-value="2004-09-16">
            <text:p>16/09/2004</text:p>
          </table:table-cell>
          <table:table-cell table:number-columns-repeated="5" table:style-name="Gnumeric-default"/>
          <table:table-cell table:style-name="Gnumeric-default" office:value-type="float" office:value="6">
            <text:p>6</text:p>
          </table:table-cell>
          <table:table-cell table:style-name="Gnumeric-default"/>
          <table:table-cell table:number-columns-repeated="2" table:style-name="ACE-3"/>
          <table:table-cell table:number-columns-repeated="118" table:style-name="Gnumeric-default"/>
        </table:table-row>
        <table:table-row table:style-name="AROW-1">
          <table:table-cell table:style-name="ACE-1" office:value-type="date" office:date-value="2003-11-04">
            <text:p>04/11/2003</text:p>
          </table:table-cell>
          <table:table-cell table:number-columns-repeated="5" table:style-name="Gnumeric-default"/>
          <table:table-cell table:style-name="Gnumeric-default" office:value-type="float" office:value="7">
            <text:p>7</text:p>
          </table:table-cell>
          <table:table-cell table:style-name="Gnumeric-default"/>
          <table:table-cell table:number-columns-repeated="2" table:style-name="ACE-3"/>
          <table:table-cell table:number-columns-repeated="118" table:style-name="Gnumeric-default"/>
        </table:table-row>
        <table:table-row table:style-name="AROW-1">
          <table:table-cell table:style-name="ACE-1" office:value-type="date" office:date-value="2005-11-11">
            <text:p>11/11/2005</text:p>
          </table:table-cell>
          <table:table-cell table:number-columns-repeated="5" table:style-name="Gnumeric-default"/>
          <table:table-cell table:style-name="Gnumeric-default" office:value-type="float" office:value="8">
            <text:p>8</text:p>
          </table:table-cell>
          <table:table-cell table:style-name="Gnumeric-default"/>
          <table:table-cell table:number-columns-repeated="2" table:style-name="ACE-3"/>
          <table:table-cell table:number-columns-repeated="118" table:style-name="Gnumeric-default"/>
        </table:table-row>
        <table:table-row table:style-name="AROW-1">
          <table:table-cell table:style-name="ACE-1" office:value-type="date" office:date-value="2002-11-19">
            <text:p>19/11/2002</text:p>
          </table:table-cell>
          <table:table-cell table:number-columns-repeated="5" table:style-name="Gnumeric-default"/>
          <table:table-cell table:style-name="Gnumeric-default" office:value-type="float" office:value="9">
            <text:p>9</text:p>
          </table:table-cell>
          <table:table-cell table:style-name="Gnumeric-default"/>
          <table:table-cell table:number-columns-repeated="2" table:style-name="ACE-3"/>
          <table:table-cell table:number-columns-repeated="118" table:style-name="Gnumeric-default"/>
        </table:table-row>
        <table:table-row table:style-name="AROW-1">
          <table:table-cell table:style-name="ACE-1" office:value-type="date" office:date-value="2002-05-22">
            <text:p>22/05/2002</text:p>
          </table:table-cell>
          <table:table-cell table:number-columns-repeated="5" table:style-name="Gnumeric-default"/>
          <table:table-cell table:style-name="Gnumeric-default" office:value-type="float" office:value="10">
            <text:p>10</text:p>
          </table:table-cell>
          <table:table-cell table:style-name="Gnumeric-default"/>
          <table:table-cell table:number-columns-repeated="2" table:style-name="ACE-3"/>
          <table:table-cell table:number-columns-repeated="118" table:style-name="Gnumeric-default"/>
        </table:table-row>
        <table:table-row table:style-name="AROW-1">
          <table:table-cell table:style-name="ACE-1" office:value-type="date" office:date-value="2005-04-22">
            <text:p>22/04/2005</text:p>
          </table:table-cell>
          <table:table-cell table:number-columns-repeated="5" table:style-name="Gnumeric-default"/>
          <table:table-cell table:style-name="Gnumeric-default" office:value-type="float" office:value="11">
            <text:p>11</text:p>
          </table:table-cell>
          <table:table-cell table:style-name="Gnumeric-default"/>
          <table:table-cell table:number-columns-repeated="2" table:style-name="ACE-3"/>
          <table:table-cell table:number-columns-repeated="118" table:style-name="Gnumeric-default"/>
        </table:table-row>
        <table:table-row table:style-name="AROW-1">
          <table:table-cell table:style-name="ACE-1" office:value-type="date" office:date-value="2005-08-01">
            <text:p>01/08/2005</text:p>
          </table:table-cell>
          <table:table-cell table:number-columns-repeated="5" table:style-name="Gnumeric-default"/>
          <table:table-cell table:style-name="Gnumeric-default" office:value-type="float" office:value="12">
            <text:p>12</text:p>
          </table:table-cell>
          <table:table-cell table:style-name="Gnumeric-default"/>
          <table:table-cell table:number-columns-repeated="2" table:style-name="ACE-3"/>
          <table:table-cell table:number-columns-repeated="118" table:style-name="Gnumeric-default"/>
        </table:table-row>
        <table:table-row table:style-name="AROW-1">
          <table:table-cell table:style-name="ACE-1" office:value-type="date" office:date-value="2005-07-13">
            <text:p>13/07/2005</text:p>
          </table:table-cell>
          <table:table-cell table:number-columns-repeated="5" table:style-name="Gnumeric-default"/>
          <table:table-cell table:style-name="Gnumeric-default" office:value-type="string">
            <text:p>total</text:p>
          </table:table-cell>
          <table:table-cell table:style-name="Gnumeric-default" table:formula="of:=SUM([.H18:.H29])" office:value-type="float" office:value="0">
            <text:p>0</text:p>
          </table:table-cell>
          <table:table-cell table:style-name="Gnumeric-default" table:formula="of:=SUM([.I18:.I29])" office:value-type="float" office:value="0">
            <text:p>0</text:p>
          </table:table-cell>
          <table:table-cell table:style-name="Gnumeric-default" table:formula="of:=SUM([.J18:.J29])" office:value-type="float" office:value="0">
            <text:p>0</text:p>
          </table:table-cell>
          <table:table-cell table:number-columns-repeated="118" table:style-name="Gnumeric-default"/>
        </table:table-row>
        <table:table-row table:style-name="AROW-1">
          <table:table-cell table:style-name="ACE-1" office:value-type="date" office:date-value="2004-05-26">
            <text:p>26/05/2004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3-09-16">
            <text:p>16/09/2003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4-05-22">
            <text:p>22/05/2004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4-03-09">
            <text:p>09/03/2004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5-07-11">
            <text:p>11/07/2005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3-10-30">
            <text:p>30/10/2003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3-08-22">
            <text:p>22/08/2003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3-12-01">
            <text:p>01/12/2003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2-07-26">
            <text:p>26/07/2002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4-01-01">
            <text:p>01/01/2004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4-08-18">
            <text:p>18/08/2004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5-03-26">
            <text:p>26/03/2005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4-06-17">
            <text:p>17/06/2004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1-07-12">
            <text:p>12/07/2001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5-02-10">
            <text:p>10/02/2005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3-12-20">
            <text:p>20/12/2003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5-01-14">
            <text:p>14/01/2005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5-06-06">
            <text:p>06/06/2005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5-07-13">
            <text:p>13/07/2005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3-03-28">
            <text:p>28/03/2003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4-12-18">
            <text:p>18/12/2004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4-03-14">
            <text:p>14/03/2004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5-10-13">
            <text:p>13/10/2005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4-06-30">
            <text:p>30/06/2004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4-03-22">
            <text:p>22/03/2004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4-11-18">
            <text:p>18/11/2004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4-08-08">
            <text:p>08/08/2004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4-08-15">
            <text:p>15/08/2004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5-11-04">
            <text:p>04/11/2005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4-02-12">
            <text:p>12/02/2004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4-07-15">
            <text:p>15/07/2004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4-03-03">
            <text:p>03/03/2004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5-01-21">
            <text:p>21/01/2005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4-10-11">
            <text:p>11/10/2004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5-10-28">
            <text:p>28/10/2005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4-02-02">
            <text:p>02/02/2004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4-11-30">
            <text:p>30/11/2004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4-12-10">
            <text:p>10/12/2004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4-06-09">
            <text:p>09/06/2004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4-10-31">
            <text:p>31/10/2004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4-10-12">
            <text:p>12/10/2004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4-12-15">
            <text:p>15/12/2004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4-09-29">
            <text:p>29/09/2004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4-01-03">
            <text:p>03/01/2004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4-08-21">
            <text:p>21/08/2004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5-06-16">
            <text:p>16/06/2005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5-08-23">
            <text:p>23/08/2005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5-03-03">
            <text:p>03/03/2005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4-08-31">
            <text:p>31/08/2004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5-02-17">
            <text:p>17/02/2005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5-08-28">
            <text:p>28/08/2005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4-09-22">
            <text:p>22/09/2004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5-04-30">
            <text:p>30/04/2005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5-05-27">
            <text:p>27/05/2005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5-04-07">
            <text:p>07/04/2005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5-01-13">
            <text:p>13/01/2005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5-07-15">
            <text:p>15/07/2005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5-04-22">
            <text:p>22/04/2005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4-07-10">
            <text:p>10/07/2004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4-03-14">
            <text:p>14/03/2004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4-11-15">
            <text:p>15/11/2004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4-03-23">
            <text:p>23/03/2004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4-10-26">
            <text:p>26/10/2004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4-07-01">
            <text:p>01/07/2004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4-09-12">
            <text:p>12/09/2004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4-08-12">
            <text:p>12/08/2004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5-02-16">
            <text:p>16/02/2005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3-12-17">
            <text:p>17/12/2003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5-07-31">
            <text:p>31/07/2005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5-11-09">
            <text:p>09/11/2005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4-09-14">
            <text:p>14/09/2004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4-02-22">
            <text:p>22/02/2004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4-09-16">
            <text:p>16/09/2004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4-10-09">
            <text:p>09/10/2004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4-10-25">
            <text:p>25/10/2004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5-09-11">
            <text:p>11/09/2005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5-11-21">
            <text:p>21/11/2005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5-05-02">
            <text:p>02/05/2005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5-09-05">
            <text:p>05/09/2005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5-01-28">
            <text:p>28/01/2005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5-11-15">
            <text:p>15/11/2005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5-10-12">
            <text:p>12/10/2005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4-10-31">
            <text:p>31/10/2004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5-10-09">
            <text:p>09/10/2005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5-03-19">
            <text:p>19/03/2005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4-08-18">
            <text:p>18/08/2004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4-06-18">
            <text:p>18/06/2004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5-07-26">
            <text:p>26/07/2005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5-05-27">
            <text:p>27/05/2005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4-04-06">
            <text:p>06/04/2004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4-08-08">
            <text:p>08/08/2004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5-08-09">
            <text:p>09/08/2005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5-01-27">
            <text:p>27/01/2005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5-04-08">
            <text:p>08/04/2005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3-08-10">
            <text:p>10/08/2003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2-03-13">
            <text:p>13/03/2002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2-07-13">
            <text:p>13/07/2002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2-02-17">
            <text:p>17/02/2002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3-09-13">
            <text:p>13/09/2003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2-04-13">
            <text:p>13/04/2002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3-07-31">
            <text:p>31/07/2003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3-06-09">
            <text:p>09/06/2003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3-10-05">
            <text:p>05/10/2003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3-08-18">
            <text:p>18/08/2003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3-10-24">
            <text:p>24/10/2003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3-06-20">
            <text:p>20/06/2003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2-12-10">
            <text:p>10/12/2002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3-04-21">
            <text:p>21/04/2003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3-12-11">
            <text:p>11/12/2003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3-08-27">
            <text:p>27/08/2003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3-08-23">
            <text:p>23/08/2003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3-05-04">
            <text:p>04/05/2003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3-07-02">
            <text:p>02/07/2003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3-04-11">
            <text:p>11/04/2003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3-01-14">
            <text:p>14/01/2003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3-04-28">
            <text:p>28/04/2003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3-09-28">
            <text:p>28/09/2003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3-08-14">
            <text:p>14/08/2003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3-10-29">
            <text:p>29/10/2003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3-02-04">
            <text:p>04/02/2003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3-07-14">
            <text:p>14/07/2003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3-11-17">
            <text:p>17/11/2003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3-11-09">
            <text:p>09/11/2003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3-09-03">
            <text:p>03/09/2003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3-12-21">
            <text:p>21/12/2003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3-11-27">
            <text:p>27/11/2003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3-01-29">
            <text:p>29/01/2003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3-05-18">
            <text:p>18/05/2003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3-01-23">
            <text:p>23/01/2003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3-02-10">
            <text:p>10/02/2003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3-08-02">
            <text:p>02/08/2003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3-02-23">
            <text:p>23/02/2003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3-05-27">
            <text:p>27/05/2003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3-07-01">
            <text:p>01/07/2003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3-03-27">
            <text:p>27/03/2003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3-02-05">
            <text:p>05/02/2003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3-02-18">
            <text:p>18/02/2003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2-06-02">
            <text:p>02/06/2002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3-06-01">
            <text:p>01/06/2003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2-10-27">
            <text:p>27/10/2002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3-09-13">
            <text:p>13/09/2003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3-08-20">
            <text:p>20/08/2003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3-04-05">
            <text:p>05/04/2003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3-02-26">
            <text:p>26/02/2003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3-08-23">
            <text:p>23/08/2003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2-02-22">
            <text:p>22/02/2002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3-08-13">
            <text:p>13/08/2003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3-05-16">
            <text:p>16/05/2003</text:p>
          </table:table-cell>
          <table:table-cell table:number-columns-repeated="127" table:style-name="Gnumeric-default"/>
        </table:table-row>
        <table:table-row table:style-name="AROW-1">
          <table:table-cell table:style-name="ACE-1" office:value-type="date" office:date-value="2003-11-22">
            <text:p>22/11/2003</text:p>
          </table:table-cell>
          <table:table-cell table:number-columns-repeated="127" table:style-name="Gnumeric-default"/>
        </table:table-row>
        <table:table-row table:style-name="AROW-0" table:number-rows-repeated="77">
          <table:table-cell table:number-columns-repeated="128" table:style-name="Gnumeric-default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4" gnm:cursor-row="9">
          <gnm:selection gnm:start-col="4" gnm:start-row="9" gnm:end-col="4" gnm:end-row="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date-style style:name="ND-0" number:format-source="fixed">
      <number:month number:possessive-form="false" number:textual="false" number:style="long"/>
      <number:text>/</number:text>
      <number:day number:style="long"/>
      <number:text>/</number:text>
      <number:year number:style="short" number:calendar="gregorian"/>
    </number:date-style>
    <number:date-style style:name="ND-1" number:format-source="fixed">
      <number:day number:style="long"/>
      <number:text>/</number:text>
      <number:month number:possessive-form="false" number:textual="false" number:style="long"/>
      <number:text>/</number:text>
      <number:year number:style="long" number:calendar="gregorian"/>
    </number:date-style>
    <number:number-style style:name="ND-2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pt" svg:height="21.26pt" style:dynamic-spacing="true"/>
      </style:header-style>
      <style:footer-style>
        <style:header-footer-properties fo:border="none" style:shadow="none" fo:padding="0pt" fo:margin="0pt" fo:min-height="21.26pt" svg:height="21.26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8-07-15T15:45:27Z</dc:date>
    <meta:creation-date>2018-07-15T18:25:32Z</meta:creation-date>
    <meta:editing-cycles>1</meta:editing-cycles>
    <meta:editing-duration>PT4S</meta:editing-duration>
    <meta:generator>gnumeric/1.12.35</meta:generator>
  </office:meta>
</office:document-meta>
</file>